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ahoma" svg:font-family="Tahoma, sans-serif"/>
    <style:font-face style:name="Times New Roman" svg:font-family="'Times New Roman', serif"/>
    <style:font-face style:name="wf segoe-ui normal" svg:font-family="'wf segoe-ui normal', 'Segoe UI', 'Segoe WP', Tahoma, Arial, sans-serif"/>
    <style:font-face style:name="wf segoe-ui semilight" svg:font-family="'wf segoe-ui semilight', 'Segoe UI Semilight', 'Segoe WP Semilight', 'Segoe UI', 'Segoe WP',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042cm" loext:contextual-spacing="false" fo:orphans="2" fo:widows="2" fo:text-indent="0cm" style:auto-text-indent="false"/>
      <style:text-properties fo:font-variant="normal" fo:text-transform="none" fo:color="#000000" fo:letter-spacing="normal" loext:padding="0cm" loext:border="none"/>
    </style:style>
    <style:style style:name="P2" style:family="paragraph" style:parent-style-name="Standard">
      <style:paragraph-properties fo:margin-left="0cm" fo:margin-right="0cm" fo:margin-top="0cm" fo:margin-bottom="0.042cm" loext:contextual-spacing="false" fo:orphans="2" fo:widows="2" fo:text-indent="0cm" style:auto-text-indent="false"/>
      <style:text-properties fo:font-variant="normal" fo:text-transform="none" fo:color="#666666" style:font-name="wf segoe-ui semilight" fo:font-size="7.19999980926514pt" fo:letter-spacing="normal" fo:font-style="normal" fo:font-weight="normal" loext:padding="0cm" loext:border="none"/>
    </style:style>
    <style:style style:name="P3" style:family="paragraph" style:parent-style-name="Standard">
      <style:paragraph-properties fo:margin-left="0cm" fo:margin-right="0cm" fo:margin-top="0cm" fo:margin-bottom="0.106cm" loext:contextual-spacing="false" fo:text-align="start" style:justify-single-word="false" fo:orphans="2" fo:widows="2" fo:text-indent="0cm" style:auto-text-indent="false"/>
      <style:text-properties fo:font-variant="normal" fo:text-transform="none" fo:color="#333333" style:font-name="wf segoe-ui normal" fo:font-size="10.1999998092651pt" fo:letter-spacing="normal" fo:font-style="normal" fo:font-weight="normal" loext:padding="0cm" loext:border="none"/>
    </style:style>
    <style:style style:name="P4" style:family="paragraph" style:parent-style-name="Standard">
      <style:paragraph-properties fo:margin-left="0cm" fo:margin-right="0.106cm" fo:margin-top="0cm" fo:margin-bottom="0.042cm" loext:contextual-spacing="false" fo:orphans="2" fo:widows="2" fo:text-indent="0cm" style:auto-text-indent="false"/>
      <style:text-properties fo:font-variant="normal" fo:text-transform="none" fo:color="#000000" fo:letter-spacing="normal" loext:padding="0cm" loext:border="none"/>
    </style:style>
    <style:style style:name="P5" style:family="paragraph" style:parent-style-name="Text_20_body">
      <style:text-properties fo:color="#a6a6a6" style:font-name="wf segoe-ui normal" fo:font-size="8.39999961853027pt" fo:font-weight="normal"/>
    </style:style>
    <style:style style:name="P6" style:family="paragraph" style:parent-style-name="Text_20_body">
      <style:paragraph-properties fo:margin-top="0cm" fo:margin-bottom="0cm" loext:contextual-spacing="false" fo:orphans="2" fo:widows="2"/>
      <style:text-properties fo:font-variant="normal" fo:text-transform="none" fo:color="#000000" style:font-name="wf segoe-ui normal" fo:font-size="14pt" fo:letter-spacing="normal" fo:font-style="normal" fo:font-weight="normal" loext:padding="0cm" loext:border="none"/>
    </style:style>
    <style:style style:name="P7" style:family="paragraph" style:parent-style-name="Text_20_body">
      <style:paragraph-properties fo:margin-top="0cm" fo:margin-bottom="0cm" loext:contextual-spacing="false" fo:orphans="2" fo:widows="2"/>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wf segoe-ui normal" fo:font-size="14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fo:letter-spacing="normal" loext:padding="0cm" loext: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Times New Roman" fo:font-size="12pt" fo:letter-spacing="normal" fo:language="fr" fo:country="FR"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style:font-name="Calibri" fo:font-size="11pt" fo:letter-spacing="normal" fo:language="fr" fo:country="FR" fo:font-style="normal" fo:font-weight="normal" loext:padding="0cm" loext: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loext:padding="0cm" loext:border="none"/>
    </style:style>
    <style:style style:name="P13" style:family="paragraph" style:parent-style-name="Text_20_body">
      <style:paragraph-properties fo:margin-left="0cm" fo:margin-right="0cm" fo:margin-top="0cm" fo:margin-bottom="0cm" loext:contextual-spacing="false" fo:orphans="2" fo:widows="2" fo:text-indent="0cm" style:auto-text-indent="false"/>
    </style:style>
    <style:style style:name="P14" style:family="paragraph" style:parent-style-name="Text_20_body">
      <style:paragraph-properties fo:margin-left="0cm" fo:margin-right="0cm" fo:margin-top="0cm" fo:margin-bottom="0.042cm" loext:contextual-spacing="false" fo:orphans="2" fo:widows="2" fo:text-indent="0cm" style:auto-text-indent="false"/>
      <style:text-properties fo:font-variant="normal" fo:text-transform="none" fo:color="#000000" fo:letter-spacing="normal" loext:padding="0cm" loext:border="none"/>
    </style:style>
    <style:style style:name="P15" style:family="paragraph" style:parent-style-name="Text_20_body">
      <style:paragraph-properties fo:margin-left="0cm" fo:margin-right="0cm" fo:margin-top="0cm" fo:margin-bottom="0.042cm" loext:contextual-spacing="false" fo:orphans="2" fo:widows="2" fo:text-indent="0cm" style:auto-text-indent="false"/>
      <style:text-properties fo:font-variant="normal" fo:text-transform="none" fo:color="#666666" style:font-name="wf segoe-ui semilight" fo:font-size="7.19999980926514pt" fo:letter-spacing="normal" fo:font-style="normal" fo:font-weight="normal" loext:padding="0cm" loext:border="none"/>
    </style:style>
    <style:style style:name="P1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style:text-properties fo:font-variant="normal" fo:text-transform="none" fo:color="#333333" style:font-name="wf segoe-ui normal" fo:font-size="10.1999998092651pt" fo:letter-spacing="normal" fo:font-style="normal" fo:font-weight="normal" loext:padding="0cm" loext:border="none"/>
    </style:style>
    <style:style style:name="P17" style:family="paragraph" style:parent-style-name="Text_20_body">
      <style:paragraph-properties fo:margin-left="0cm" fo:margin-right="0cm" fo:margin-top="0.148cm" fo:margin-bottom="0.148cm" loext:contextual-spacing="false" fo:orphans="2" fo:widows="2" fo:text-indent="0cm" style:auto-text-indent="false"/>
      <style:text-properties fo:font-variant="normal" fo:text-transform="none" fo:color="#000000" style:font-name="wf segoe-ui normal" fo:font-size="14pt" fo:letter-spacing="normal" fo:font-style="normal" fo:font-weight="normal" style:font-name-asian="wf segoe-ui normal" style:font-size-asian="14pt" style:font-style-asian="normal" style:font-weight-asian="normal" style:font-name-complex="wf segoe-ui normal" style:font-size-complex="14pt" style:font-style-complex="normal" style:font-weight-complex="normal" loext:padding="0cm" loext:border="none"/>
    </style:style>
    <style:style style:name="P1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12121" fo:letter-spacing="normal" loext:padding="0cm" loext:border="none"/>
    </style:style>
    <style:style style:name="P19" style:family="paragraph" style:parent-style-name="Text_20_body">
      <style:paragraph-properties fo:margin-left="0cm" fo:margin-right="0cm" fo:margin-top="0cm" fo:margin-bottom="0.423cm" loext:contextual-spacing="false" fo:orphans="2" fo:widows="2" fo:text-indent="0cm" style:auto-text-indent="false"/>
    </style:style>
    <style:style style:name="P20" style:family="paragraph" style:parent-style-name="Text_20_body">
      <style:paragraph-properties fo:margin-left="0cm" fo:margin-right="0cm" fo:margin-top="0cm" fo:margin-bottom="0.423cm" loext:contextual-spacing="false" fo:orphans="2" fo:widows="2" fo:text-indent="0cm" style:auto-text-indent="false"/>
      <style:text-properties style:font-name="Times New Roman" fo:font-size="12pt"/>
    </style:style>
    <style:style style:name="P21" style:family="paragraph" style:parent-style-name="Text_20_body">
      <style:paragraph-properties fo:margin-left="0cm" fo:margin-right="0.212cm" fo:margin-top="0cm" fo:margin-bottom="0cm" loext:contextual-spacing="false" style:line-height-at-least="1.058cm" fo:text-align="center" style:justify-single-word="false" fo:orphans="2" fo:widows="2" fo:text-indent="0cm" style:auto-text-indent="false"/>
      <style:text-properties fo:font-variant="normal" fo:text-transform="none" fo:color="#ffffff" style:text-line-through-style="none" style:text-line-through-type="none" style:font-name="wf segoe-ui normal" fo:font-size="12pt" fo:letter-spacing="normal" fo:font-style="normal" style:text-underline-style="none" fo:font-weight="normal" style:text-blinking="false" fo:background-color="#603cba" loext:padding="0cm" loext:border="none"/>
    </style:style>
    <style:style style:name="P22" style:family="paragraph" style:parent-style-name="Text_20_body">
      <style:paragraph-properties fo:margin-left="1.27cm" fo:margin-right="0cm" fo:margin-top="0cm" fo:margin-bottom="0.106cm" loext:contextual-spacing="false" fo:text-align="start" style:justify-single-word="false" fo:orphans="2" fo:widows="2" fo:text-indent="0cm" style:auto-text-indent="false"/>
      <style:text-properties fo:font-variant="normal" fo:text-transform="none" fo:color="#000000" style:text-line-through-style="solid" style:text-line-through-type="single" style:font-name="wf segoe-ui normal" fo:font-size="14pt" fo:letter-spacing="normal" fo:font-style="normal" fo:font-weight="normal" style:font-name-asian="wf segoe-ui normal" style:font-size-asian="14pt" style:font-style-asian="normal" style:font-weight-asian="normal" style:font-name-complex="wf segoe-ui normal" style:font-size-complex="14pt" style:font-style-complex="normal" style:font-weight-complex="normal" loext:padding="0cm" loext:border="none"/>
    </style:style>
    <style:style style:name="P23" style:family="paragraph" style:parent-style-name="Text_20_body">
      <style:paragraph-properties fo:margin-left="1.27cm" fo:margin-right="0cm" fo:margin-top="0cm" fo:margin-bottom="0.106cm" loext:contextual-spacing="false" fo:text-align="start" style:justify-single-word="false" fo:orphans="2" fo:widows="2" fo:text-indent="0cm" style:auto-text-indent="false"/>
      <style:text-properties fo:font-variant="normal" fo:text-transform="none" fo:color="#333333" style:font-name="wf segoe-ui normal" fo:font-size="10.1999998092651pt" fo:letter-spacing="normal" fo:font-style="normal" fo:font-weight="normal" loext:padding="0cm" loext:border="none"/>
    </style:style>
    <style:style style:name="P24" style:family="paragraph" style:parent-style-name="Text_20_body">
      <style:paragraph-properties fo:margin-left="2.54cm" fo:margin-right="0cm" fo:margin-top="0.042cm" fo:margin-bottom="0.247cm" loext:contextual-spacing="false" fo:text-align="end" style:justify-single-word="false" fo:orphans="2" fo:widows="2" fo:text-indent="0cm" style:auto-text-indent="false"/>
      <style:text-properties fo:font-variant="normal" fo:text-transform="none" fo:color="#666666" style:text-line-through-style="solid" style:text-line-through-type="single" style:font-name="wf segoe-ui normal" fo:font-size="6.59999990463257pt" fo:letter-spacing="normal" fo:font-style="normal" fo:font-weight="normal" loext:padding="0cm" loext:border="none"/>
    </style:style>
    <style:style style:name="P25" style:family="paragraph" style:parent-style-name="Text_20_body">
      <style:paragraph-properties fo:margin-left="2.54cm" fo:margin-right="0cm" fo:margin-top="0.042cm" fo:margin-bottom="0.247cm" loext:contextual-spacing="false" fo:text-align="end" style:justify-single-word="false" fo:orphans="2" fo:widows="2" fo:text-indent="0cm" style:auto-text-indent="false"/>
      <style:text-properties fo:font-variant="normal" fo:text-transform="none" fo:color="#666666" style:font-name="wf segoe-ui normal" fo:font-size="6.59999990463257pt" fo:letter-spacing="normal" fo:font-style="normal" fo:font-weight="normal" loext:padding="0cm" loext:border="none"/>
    </style:style>
    <style:style style:name="P26" style:family="paragraph" style:parent-style-name="Text_20_body">
      <style:paragraph-properties fo:margin-top="0.021cm" fo:margin-bottom="0.247cm" loext:contextual-spacing="false" fo:text-align="start" style:justify-single-word="false" fo:orphans="2" fo:widows="2"/>
      <style:text-properties fo:font-variant="normal" fo:text-transform="none" fo:color="#666666" style:font-name="wf segoe-ui normal" fo:font-size="7.19999980926514pt" fo:letter-spacing="normal" fo:font-style="normal" fo:font-weight="normal" loext:padding="0cm" loext:border="none"/>
    </style:style>
    <style:style style:name="P27" style:family="paragraph" style:parent-style-name="Text_20_body">
      <style:paragraph-properties fo:margin-left="0cm" fo:margin-right="0.106cm" fo:margin-top="0cm" fo:margin-bottom="0.042cm" loext:contextual-spacing="false" fo:orphans="2" fo:widows="2" fo:text-indent="0cm" style:auto-text-indent="false"/>
      <style:text-properties fo:font-variant="normal" fo:text-transform="none" fo:color="#000000" fo:letter-spacing="normal" loext:padding="0cm" loext:border="none"/>
    </style:style>
    <style:style style:name="P28" style:family="paragraph" style:parent-style-name="Text_20_body">
      <style:paragraph-properties fo:margin-left="0.423cm" fo:margin-right="0cm" fo:margin-top="0cm" fo:margin-bottom="0cm" loext:contextual-spacing="false" style:line-height-at-least="0.381cm" fo:text-indent="0cm" style:auto-text-indent="false"/>
      <style:text-properties fo:color="#767676" style:font-name="wf segoe-ui normal" fo:font-size="7.19999980926514pt"/>
    </style:style>
    <style:style style:name="P29" style:family="paragraph" style:parent-style-name="Text_20_body">
      <style:paragraph-properties fo:margin-left="0.233cm" fo:margin-right="0.212cm" fo:margin-top="0.021cm" fo:margin-bottom="0.212cm" loext:contextual-spacing="false" fo:text-align="start" style:justify-single-word="false" fo:orphans="2" fo:widows="2" fo:text-indent="0cm" style:auto-text-indent="false"/>
    </style:style>
    <style:style style:name="P30" style:family="paragraph" style:parent-style-name="Text_20_body">
      <style:paragraph-properties fo:margin-top="0cm" fo:margin-bottom="0.042cm" loext:contextual-spacing="false" fo:orphans="2" fo:widows="2"/>
      <style:text-properties fo:font-variant="normal" fo:text-transform="none" fo:color="#666666" style:font-name="wf segoe-ui semilight" fo:font-size="7.19999980926514pt" fo:letter-spacing="normal" fo:font-style="normal" fo:font-weight="normal" loext:padding="0cm" loext:border="none"/>
    </style:style>
    <style:style style:name="P31" style:family="paragraph" style:parent-style-name="Text_20_body">
      <style:paragraph-properties fo:margin-top="0cm" fo:margin-bottom="0.042cm" loext:contextual-spacing="false" style:line-height-at-least="0.381cm" fo:text-align="start" style:justify-single-word="false" fo:orphans="2" fo:widows="2"/>
      <style:text-properties fo:color="#333333" style:font-name="wf segoe-ui normal" fo:font-size="7.19999980926514pt" fo:font-weight="normal" loext:padding="0cm" loext:border="none"/>
    </style:style>
    <style:style style:name="P32" style:family="paragraph">
      <style:text-properties fo:language="fr" fo:country="FR"/>
    </style:style>
    <style:style style:name="P33" style:family="paragraph" style:parent-style-name="Table_20_Contents">
      <style:paragraph-properties fo:margin-left="0.233cm" fo:margin-right="0.212cm" fo:margin-top="0.021cm" fo:margin-bottom="0.212cm" loext:contextual-spacing="false" fo:text-align="start" style:justify-single-word="false" fo:text-indent="0cm" style:auto-text-indent="false"/>
      <style:text-properties fo:color="#333333" style:font-name="wf segoe-ui normal"/>
    </style:style>
    <style:style style:name="T1" style:family="text">
      <style:text-properties style:font-name="wf segoe-ui normal" fo:font-size="8.39999961853027pt" fo:font-style="normal" fo:font-weight="normal"/>
    </style:style>
    <style:style style:name="T2" style:family="text">
      <style:text-properties fo:color="#666666" style:text-line-through-style="none" style:text-line-through-type="none" fo:font-size="6.59999990463257pt" style:text-underline-style="none" fo:font-weight="normal" style:text-blinking="false" fo:background-color="transparent" loext:char-shading-value="0" loext:padding="0cm" loext:border="none"/>
    </style:style>
    <style:style style:name="T3" style:family="text">
      <style:text-properties fo:color="#666666" style:font-name="wf segoe-ui semilight" fo:font-size="7.19999980926514pt" fo:font-weight="normal" style:font-name-asian="wf segoe-ui semilight" style:font-size-asian="7.19999980926514pt" style:font-weight-asian="normal" style:font-name-complex="wf segoe-ui semilight" style:font-size-complex="7.19999980926514pt" style:font-weight-complex="normal" loext:padding="0cm" loext:border="none"/>
    </style:style>
    <style:style style:name="T4" style:family="text">
      <style:text-properties style:text-line-through-style="none" style:text-line-through-type="none" fo:font-size="8.39999961853027pt" style:text-underline-style="none" fo:font-weight="normal" style:text-blinking="false" fo:background-color="transparent" loext:char-shading-value="0" loext:padding="0cm" loext:border="none"/>
    </style:style>
    <style:style style:name="T5" style:family="text">
      <style:text-properties loext:padding="0cm" loext:border="none"/>
    </style:style>
    <style:style style:name="T6" style:family="text">
      <style:text-properties fo:color="#212121" style:font-name="Calibri" fo:font-size="11pt" fo:language="fr" fo:country="FR"/>
    </style:style>
    <style:style style:name="T7" style:family="text">
      <style:text-properties fo:language="fr" fo:country="FR"/>
    </style:style>
    <style:style style:name="T8" style:family="text">
      <style:text-properties fo:font-weight="bold"/>
    </style:style>
    <style:style style:name="T9" style:family="text">
      <style:text-properties fo:font-variant="normal" fo:text-transform="none" fo:color="#212121" style:font-name="Calibri" fo:font-size="11pt" fo:letter-spacing="normal" fo:language="fr" fo:country="FR" fo:font-style="normal" fo:font-weight="bold" loext:padding="0cm" loext:border="none"/>
    </style:style>
    <style:style style:name="T10" style:family="text">
      <style:text-properties fo:font-variant="normal" fo:text-transform="none" fo:color="#212121" style:font-name="Calibri" fo:font-size="11pt" fo:letter-spacing="normal" fo:language="fr" fo:country="FR" fo:font-style="normal" fo:font-weight="normal" loext:padding="0cm" loext:border="none"/>
    </style:style>
    <style:style style:name="T11" style:family="text">
      <style:text-properties fo:font-variant="normal" fo:text-transform="none" fo:color="#212121" style:font-name="Times New Roman" fo:font-size="12pt" fo:letter-spacing="normal" fo:language="fr" fo:country="FR" fo:font-style="normal" fo:font-weight="normal" loext:padding="0cm" loext:border="none"/>
    </style:style>
    <style:style style:name="T12" style:family="text">
      <style:text-properties fo:font-variant="normal" fo:text-transform="none" fo:color="#212121" style:font-name="Times New Roman" fo:font-size="12pt" fo:letter-spacing="normal" fo:language="fr" fo:country="FR" fo:font-style="normal" fo:font-weight="normal" fo:background-color="#ffee94" loext:char-shading-value="0" loext:padding="0cm" loext:border="none"/>
    </style:style>
    <style:style style:name="T13" style:family="text">
      <style:text-properties fo:font-variant="normal" fo:text-transform="none" fo:color="#212121" style:font-name="Times New Roman" fo:font-size="12pt" fo:letter-spacing="normal" fo:language="fr" fo:country="FR" fo:font-style="normal" fo:font-weight="bold" fo:background-color="#ffee94" loext:char-shading-value="0" loext:padding="0cm" loext:border="none"/>
    </style:style>
    <style:style style:name="T14" style:family="text">
      <style:text-properties fo:font-variant="normal" fo:text-transform="none" fo:color="#212121" style:font-name="Times New Roman" fo:font-size="12pt" fo:letter-spacing="normal" fo:language="fr" fo:country="FR" fo:font-style="normal" fo:font-weight="bold" loext:padding="0cm" loext:border="none"/>
    </style:style>
    <style:style style:name="T15" style:family="text">
      <style:text-properties fo:font-variant="normal" fo:text-transform="none" fo:color="#212121" style:font-name="Tahoma" fo:font-size="10pt" fo:letter-spacing="normal" fo:language="fr" fo:country="FR" fo:font-style="normal" fo:font-weight="bold" loext:padding="0cm" loext:border="none"/>
    </style:style>
    <style:style style:name="T16" style:family="text">
      <style:text-properties fo:font-variant="normal" fo:text-transform="none" fo:color="#212121" style:font-name="Tahoma" fo:font-size="10pt" fo:letter-spacing="normal" fo:language="fr" fo:country="FR" fo:font-style="normal" fo:font-weight="normal" fo:background-color="#ffee94" loext:char-shading-value="0" loext:padding="0cm" loext:border="none"/>
    </style:style>
    <style:style style:name="T17" style:family="text">
      <style:text-properties fo:font-variant="normal" fo:text-transform="none" fo:color="#212121" style:font-name="Tahoma" fo:font-size="10pt" fo:letter-spacing="normal" fo:language="fr" fo:country="FR" fo:font-style="normal" fo:font-weight="normal" loext:padding="0cm" loext:border="none"/>
    </style:style>
    <style:style style:name="T18" style:family="text">
      <style:text-properties fo:font-variant="normal" fo:text-transform="none" fo:color="#333333" style:text-line-through-style="none" style:text-line-through-type="none" style:font-name="wf segoe-ui normal" fo:font-size="8.39999961853027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666666" style:text-line-through-style="none" style:text-line-through-type="none" style:font-name="wf segoe-ui normal" fo:font-size="6.59999990463257pt" fo:letter-spacing="normal"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fo:color="#1f497d" style:font-name="Calibri" fo:font-size="11pt" fo:letter-spacing="normal" fo:language="fr" fo:country="FR" fo:font-style="normal" fo:font-weight="normal" loext:padding="0cm" loext:border="none"/>
    </style:style>
    <style:style style:name="T21" style:family="text">
      <style:text-properties fo:font-variant="normal" fo:text-transform="none" fo:color="#1f497d" style:font-name="Times New Roman" fo:font-size="12pt" fo:letter-spacing="normal" fo:language="fr" fo:country="FR" fo:font-style="normal" fo:font-weight="normal" loext:padding="0cm" loext:border="none"/>
    </style:style>
    <style:style style:name="T22" style:family="text">
      <style:text-properties fo:color="#000000" style:font-name="wf segoe-ui normal" fo:font-size="14pt" fo:font-style="normal" fo:font-weight="normal" fo:background-color="#eef7ff" loext:char-shading-value="0"/>
    </style:style>
    <style:style style:name="T23" style:family="text">
      <style:text-properties fo:background-color="#ffee94" loext:char-shading-value="0"/>
    </style:style>
    <style:style style:name="T24" style:family="text">
      <style:text-properties style:font-name="Tahoma" fo:font-size="10pt"/>
    </style:style>
    <style:style style:name="T25" style:family="text">
      <style:text-properties style:font-name="Tahoma" fo:font-size="10pt" fo:background-color="#ffee94" loext:char-shading-value="0"/>
    </style:style>
    <style:style style:name="T26" style:family="text">
      <style:text-properties style:font-name="Tahoma" fo:font-size="10pt" fo:font-weight="bold"/>
    </style:style>
    <style:style style:name="T27" style:family="text">
      <style:text-properties fo:color="#ffffff" style:font-name="Tahoma" fo:font-size="10pt" fo:background-color="#d82300" loext:char-shading-value="0"/>
    </style:style>
    <style:style style:name="T28" style:family="text">
      <style:text-properties fo:color="#1f497d"/>
    </style:style>
    <style:style style:name="T29" style:family="text">
      <style:text-properties fo:color="#1f497d" style:font-name="Calibri" fo:font-size="11pt"/>
    </style:style>
    <style:style style:name="T30" style:family="text">
      <style:text-properties fo:color="#1f497d" style:text-position="33% 80%" style:font-name="Calibri" fo:font-size="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148cm" svg:y="-0.148cm" svg:width="0.339cm" draw:z-index="0">
        <draw:text-box fo:min-height="0.339cm">
          <text:p text:style-name="Text_20_body"/>
        </draw:text-box>
      </draw:frame>
      <draw:frame draw:style-name="fr1" draw:name="Cadre3" text:anchor-type="page" text:anchor-page-number="1" svg:x="-0.148cm" svg:y="-0.148cm" svg:width="0.339cm" draw:z-index="1">
        <draw:text-box fo:min-height="0.339cm">
          <text:p text:style-name="Text_20_body"/>
        </draw:text-box>
      </draw:frame>
      <draw:frame draw:style-name="fr1" draw:name="Cadre4" text:anchor-type="page" text:anchor-page-number="1" svg:x="-0.148cm" svg:y="-0.148cm" svg:width="0.339cm" draw:z-index="2">
        <draw:text-box fo:min-height="0.339cm">
          <text:p text:style-name="Text_20_body"/>
        </draw:text-box>
      </draw:frame>
      <draw:frame draw:style-name="fr1" draw:name="Cadre5" text:anchor-type="page" text:anchor-page-number="1" svg:x="-0.148cm" svg:y="-0.148cm" svg:width="0.339cm" draw:z-index="3">
        <draw:text-box fo:min-height="0.339cm">
          <text:p text:style-name="Text_20_body"/>
        </draw:text-box>
      </draw:frame>
      <draw:frame draw:style-name="fr1" draw:name="Cadre6" text:anchor-type="page" text:anchor-page-number="1" svg:x="-0.148cm" svg:y="-0.148cm" svg:width="0.339cm" draw:z-index="4">
        <draw:text-box fo:min-height="0.339cm">
          <text:p text:style-name="Text_20_body"/>
        </draw:text-box>
      </draw:frame>
      <draw:frame draw:style-name="fr1" draw:name="Cadre9" text:anchor-type="page" text:anchor-page-number="1" svg:x="-0.148cm" svg:y="-0.148cm" svg:width="0.339cm" draw:z-index="5">
        <draw:text-box fo:min-height="0.339cm">
          <text:p text:style-name="Text_20_body"/>
        </draw:text-box>
      </draw:frame>
      <text:p text:style-name="Standard">proposition de projet pour étudiant de Simplon.co</text:p>
      <text:p text:style-name="Standard"/>
      <text:section text:style-name="Sect1" text:name="Section1">
        <text:p text:style-name="Text_20_body"><text:bookmark text:name="Item.MessagePartBody"/></text:p>
        <text:section text:style-name="Sect1" text:name="Section2">
          <text:p><text:bookmark text:name="Item.MessageUniqueBody"/>De : <text:bookmark text:name="0.927874976937842"/>Luc <text:bookmark text:name="0.8545296949112489"/>Jacob [mailto:<text:bookmark text:name="0.4819561306280804"/>luc<text:bookmark text:name="0.6355644200317552"/>jacob@virginbox.fr] <text:line-break/>Envoyé : jeudi 15 septembre 2016 14:38<text:line-break/>À : Adrien ARNAUD<text:line-break/>Objet : Re: proposition de projet pour étudiant de Simplon.co</text:p>
          <text:p text:style-name="Text_20_body"> </text:p>
          <text:p>bonjour,</text:p>
          <text:p>avez vous eu les pièces jointes? les avez vous lues? avez vous eu un complément d'informations suite à la conversation que j'ai eue avec votre collègue féminine au téléphone?</text:p>
          <text:p>si oui, vous me voyez plutôt déçu, mais je vais de nouveau tenter de réexpliquer en m'appuyant sur un exemple concret qui me concerne vu que je suis malentendant.</text:p>
          <text:p>Voici donc le parcours de mon projet:</text:p>
          <text:p>je suis auxiliaire de vie, c'est à dire que je vais à domicile et j'aide un public très hétéroclite de personnes qui n'arrivent plus à faire les gestes de la vie quotidienne (se lever, se laver, s'habiller, se faire à manger, manger, se déplacer .... et RESTER INSERER DANS LA SOCIETE). Ces personnes ont de 7 ans à 107 ans, sont âgées ou handicapées, malades ou ont eu un accident grave qui souvent leur ont fait perdre leur emploi et le contact avec leur propre famille.</text:p>
          <text:p>Moi même , à cause de mon audition allant se dégradant, j'ai du changer de métier, quitter le bâtiment pour aller dans le social. J'"ai divorcé et au cours de mon déménagement j'ai cassé mes appareils auditifs, ils avaient plus de cinq ans et n'étaient pas remboursé par aucune assurance. Je devais donc refaire les démarches à la Maison départementale des handicapés pour une durée de 9 mois, ma formation durant 9 mois j'aurai eu mes appareil juste ^pour passer mon oral d'examen, cela n'aurait choqué personne sauf si mon appareil auditif avait été un fauteuil roulant... de plus pour suivre ma formation, j'étais très gêné par le brouhaha incessant de mes collègues très loquace en cours et j'ai rencontré une jeune fille qui habitait dans une maison voisine prés de mon lieu de résidence qui avait le même problème. Elle voulait avoir un badge qui sensibilise l'entourage à notre problème (elle a environ 20 ans j'en ai 45 et je crois qu'elle délaisse un peu ses études du coup)</text:p>
          <text:p>j'ai donc contacté les associations de sourds et de malentendants qui m'ont toutes répondues qu'elles y pensaient depuis des années, qu'il faudrait que je vienne les voir pour en discuter (pour préciser mon projet ...etc...etc...etc) puis je suis tombé par hasard sur le fablab du carré rosengart : j'ai fait mon badge EN UNE APRES MIDI!!!!</text:p>
          <text:p>j'ai formulé une réponse en septembre 2015 à un appel à projet de la ville de saint brieuc pour lancer une sorte de cicat dans le département (centre d'information et de conseil sur les aide techniques) en effet il ye en a dans la plupart des départements mais pas en cotes d'armor. je n'ai pas réussi à établir un budget prévisionnel et j'ai été dirigé vers une classe d'intégration à un DUCA ESS (économie sociale et solidaire) , vous trouverez le CANVAS qui en est ressorti, je travaillai je n'ai pas suivi la formation j'ai été dirigé vers l'assosciation Rich'Ess au chêne vert  à Plérin qui m'a dirigé vers vous.</text:p>
          <text:p><text:soft-page-break/>voilà comment je résume cette année de démarche , je chercxhe à crée une sorte de plateforme de renseignement qui permette de réduire à une après midi les années de démarches pour résoudre un problème de perte d'autonomie quelqu'il soit en non pas que pour les sourds  et les PMR.</text:p>
          <text:p>mais je ne saispas ce que votre éole propose.</text:p>
          <text:p>je précise de nouveau que je ne tiens pas à m'inscrire dans votre école mais juste vous demandez si par solidarité et avec par exemple la matrice, faire quelque chose pour tous ceux qui perdent le lien social et se trouvent isolés à cause d'une perte d'autonomie</text:p>
          <text:p>cordialement</text:p>
          <text:p><text:bookmark text:name="0.3358542000388558"/>Luc <text:bookmark text:name="0.6950914672990745"/>Jacob</text:p>
          <text:p text:style-name="Text_20_body"/>
          <text:p text:style-name="Text_20_body"><text:span text:style-name="T7"/></text:p>
          <text:p>Bonjour,</text:p>
          <text:p text:style-name="Text_20_body"> </text:p>
          <text:p>Je suis auxiliaire de vie et il y a environ un an j'ai répondu à un appel à projets de la ville de saint Brieuc, j'ai obtenu une réponse plutôt favorable, mais je n'ai pas réussi à le concrétiser et j'ai donc essayer une formation DUCA économie sociale et solidaire en ayant quelques réunions d'émergence avec mme Laurence Falkenstein de l'entreprise avant première sise à plérin. N'étant pas disponible vu mes obligations professionnelles, je n'ai pas pu suivre la formation et je n'ai donc jamais pu établir un budget prévisionnel qui m'aurait permis d'avoir une subvention et créé mon emploi autour de l'activité que je compte créer en côtes d'armor.</text:p>
          <text:p>l'idée est de s'inspirer des CICAT qui existent dans les autres départements. je vous ai mis le détail en pièce jointe, j'ai contacté l'APF22, et l'équipe des ergothérapeutes est prête à me soutenir, à l'affût de toute actualité s'y rattachant j'ai vu se créer handicap22 dans la zone de la prunelle.</text:p>
          <text:p text:style-name="Text_20_body"> </text:p>
          <text:p>Je vous invite à me contacter pour une éventuelle rencontre.</text:p>
          <text:p>bonne journée</text:p>
          <text:p>Mr <text:bookmark text:name="0.7430166422127937"/>JACOB <text:bookmark text:name="0.758370850622573"/>Luc</text:p>
          <text:p>0631747595</text:p>
        </text:section>
      </text:section>
      <text:section text:style-name="Sect1" text:name="Section3">
        <text:section text:style-name="Sect1" text:name="Section4">
          <text:p text:style-name="Text_20_body"><text:span text:style-name="T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Mangal1" svg:font-family="Mangal"/>
    <style:font-face style:name="Tahoma" svg:font-family="Tahoma, sans-serif"/>
    <style:font-face style:name="Times New Roman" svg:font-family="'Times New Roman', serif"/>
    <style:font-face style:name="wf segoe-ui normal" svg:font-family="'wf segoe-ui normal', 'Segoe UI', 'Segoe WP', Tahoma, Arial, sans-serif"/>
    <style:font-face style:name="wf segoe-ui semilight" svg:font-family="'wf segoe-ui semilight', 'Segoe UI Semilight', 'Segoe WP Semilight', 'Segoe UI', 'Segoe WP',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23:12:34.388000000</meta:creation-date>
    <dc:date>2017-01-28T23:15:53.496000000</dc:date>
    <meta:editing-duration>PT3M19S</meta:editing-duration>
    <meta:editing-cycles>1</meta:editing-cycles>
    <meta:document-statistic meta:table-count="0" meta:image-count="0" meta:object-count="0" meta:page-count="2" meta:paragraph-count="25" meta:word-count="808" meta:character-count="4674" meta:non-whitespace-character-count="3882"/>
    <meta:generator>LibreOffice/5.2.4.2$Windows_X86_64 LibreOffice_project/3d5603e1122f0f102b62521720ab13a38a4e0eb0</meta:generator>
  </office:meta>
</office:document-meta>
</file>